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cm" svg:height="3cm" svg:x="1cm" svg:y="5.5cm">
          <text:p text:style-name="P1">CHERIoT</text:p>
          <text:p text:style-name="P1">Ibex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cm" svg:height="3cm" svg:x="8.5cm" svg:y="1cm">
          <text:p text:style-name="P1">Debug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5cm" svg:height="1.5cm" svg:x="6cm" svg:y="11cm">
          <text:p text:style-name="P1">GPI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5cm" svg:height="1.5cm" svg:x="13.5cm" svg:y="11cm">
          <text:p text:style-name="P1">Tim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5cm" svg:height="1.5cm" svg:x="17.25cm" svg:y="6.25cm">
          <text:p text:style-name="P1">DMA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5cm" svg:height="1.5cm" svg:x="17.25cm" svg:y="11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5cm" svg:height="1.5cm" svg:x="9.75cm" svg:y="11cm">
          <text:p text:style-name="P1">PWM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5cm" svg:height="1.5cm" svg:x="2.25cm" svg:y="11cm">
          <text:p text:style-name="P1">PLIC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cm" svg:height="1.5cm" svg:x="9.75cm" svg:y="6.25cm">
          <text:p text:style-name="P1">Pinmux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cm" svg:height="3cm" svg:x="16cm" svg:y="1cm">
          <text:p text:style-name="P1">HyperRAM</text:p>
          <draw:enhanced-geometry svg:viewBox="0 0 21600 21600" draw:type="rectangle" draw:enhanced-path="M 0 0 L 21600 0 21600 21600 0 21600 0 0 Z N"/>
        </draw:custom-shape>
        <draw:g xml:id="id12" draw:id="id12">
          <draw:custom-shape draw:style-name="gr3" draw:text-style-name="P1" draw:layer="layout" svg:width="2.5cm" svg:height="1.5cm" svg:x="24.5cm" svg:y="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5cm" svg:x="24cm" svg:y="3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cm" svg:height="1.5cm" svg:x="23.5cm" svg:y="3cm">
            <text:p text:style-name="P1">I2C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3" draw:text-style-name="P1" draw:layer="layout" svg:width="2.5cm" svg:height="1.5cm" svg:x="24.5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5cm" svg:x="24cm" svg:y="6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cm" svg:height="1.5cm" svg:x="23.5cm" svg:y="6cm">
            <text:p text:style-name="P1">SPI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3" draw:text-style-name="P1" draw:layer="layout" svg:width="2.5cm" svg:height="1.5cm" svg:x="24.5cm" svg:y="1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5cm" svg:x="24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cm" svg:height="1.5cm" svg:x="23.5cm" svg:y="9cm">
            <text:p text:style-name="P1">UART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svg:x1="11cm" svg:y1="7.75cm" svg:x2="11cm" svg:y2="11cm" draw:start-shape="id1" draw:start-glue-point="2" draw:end-shape="id2" draw:end-glue-point="0" svg:d="M11000 7750v3250" svg:viewBox="0 0 1 3251">
          <text:p/>
        </draw:connector>
        <draw:connector draw:style-name="gr4" draw:text-style-name="P1" draw:layer="layout" svg:x1="6cm" svg:y1="7cm" svg:x2="7.25cm" svg:y2="11cm" draw:start-shape="id3" draw:start-glue-point="1" draw:end-shape="id4" draw:end-glue-point="0" svg:d="M6000 7000h1250v4000" svg:viewBox="0 0 1251 4001">
          <text:p/>
        </draw:connector>
        <draw:connector draw:style-name="gr4" draw:text-style-name="P1" draw:layer="layout" svg:x1="18.5cm" svg:y1="7.75cm" svg:x2="18.5cm" svg:y2="11cm" draw:start-shape="id5" draw:start-glue-point="2" draw:end-shape="id6" draw:end-glue-point="0" svg:d="M18500 7750v3250" svg:viewBox="0 0 1 3251">
          <text:p/>
        </draw:connector>
        <draw:connector draw:style-name="gr4" draw:text-style-name="P1" draw:layer="layout" svg:x1="18.5cm" svg:y1="7.75cm" svg:x2="14.75cm" svg:y2="11cm" draw:start-shape="id5" draw:start-glue-point="2" draw:end-shape="id7" draw:end-glue-point="0" svg:d="M18500 7750v1625h-3750v1625" svg:viewBox="0 0 3751 3251">
          <text:p/>
        </draw:connector>
        <draw:connector draw:style-name="gr4" draw:text-style-name="P1" draw:layer="layout" svg:x1="11cm" svg:y1="7.75cm" svg:x2="14.75cm" svg:y2="11cm" draw:start-shape="id1" draw:start-glue-point="2" draw:end-shape="id7" draw:end-glue-point="0" svg:d="M11000 7750v1625h3750v1625" svg:viewBox="0 0 3751 3251">
          <text:p/>
        </draw:connector>
        <draw:connector draw:style-name="gr4" draw:text-style-name="P1" draw:layer="layout" svg:x1="11cm" svg:y1="7.75cm" svg:x2="7.25cm" svg:y2="11cm" draw:start-shape="id1" draw:start-glue-point="2" draw:end-shape="id4" draw:end-glue-point="0" svg:d="M11000 7750v1625h-3750v1625" svg:viewBox="0 0 3751 3251">
          <text:p/>
        </draw:connector>
        <draw:connector draw:style-name="gr4" draw:text-style-name="P1" draw:layer="layout" svg:x1="23.5cm" svg:y1="10.25cm" svg:x2="18.5cm" svg:y2="7.75cm" draw:start-shape="id8" draw:start-glue-point="3" draw:end-shape="id5" draw:end-glue-point="2" svg:d="M23500 10250h-5000v-2500" svg:viewBox="0 0 5001 2501">
          <text:p/>
        </draw:connector>
        <draw:connector draw:style-name="gr4" draw:text-style-name="P1" draw:layer="layout" svg:x1="3.5cm" svg:y1="11cm" svg:x2="11cm" svg:y2="7.75cm" draw:start-shape="id9" draw:start-glue-point="0" draw:end-shape="id1" draw:end-glue-point="2" svg:d="M3500 11000v-1625h7500v-1625" svg:viewBox="0 0 7501 3251">
          <text:p/>
        </draw:connector>
        <draw:connector draw:style-name="gr4" draw:text-style-name="P1" draw:layer="layout" draw:line-skew="-2.2cm" svg:x1="11cm" svg:y1="4cm" svg:x2="14.75cm" svg:y2="11cm" draw:start-shape="id10" draw:start-glue-point="2" draw:end-shape="id7" draw:end-glue-point="0" svg:d="M11000 4000v1300h3750v5700" svg:viewBox="0 0 3751 7001">
          <text:p/>
        </draw:connector>
        <draw:connector draw:style-name="gr4" draw:text-style-name="P1" draw:layer="layout" draw:line-skew="-2.2cm" svg:x1="18.5cm" svg:y1="4cm" svg:x2="14.75cm" svg:y2="11cm" draw:start-shape="id11" draw:start-glue-point="2" draw:end-shape="id7" draw:end-glue-point="0" svg:d="M18500 4000v1300h-3750v5700" svg:viewBox="0 0 3751 7001">
          <text:p/>
        </draw:connector>
        <draw:connector draw:style-name="gr4" draw:text-style-name="P1" draw:layer="layout" draw:line-skew="-1.55cm" svg:x1="23.5cm" svg:y1="4.25cm" svg:x2="23.5cm" svg:y2="10.25cm" draw:start-shape="id12" draw:start-glue-point="3" draw:end-shape="id8" draw:end-glue-point="3" svg:d="M23500 4250h-2100v6000h2100" svg:viewBox="0 0 2101 6001">
          <text:p/>
        </draw:connector>
        <draw:connector draw:style-name="gr4" draw:text-style-name="P1" draw:layer="layout" draw:line-skew="-1.55cm" svg:x1="23.5cm" svg:y1="7.25cm" svg:x2="23.5cm" svg:y2="10.25cm" draw:start-shape="id13" draw:start-glue-point="3" draw:end-shape="id8" draw:end-glue-point="3" svg:d="M23500 7250h-2100v3000h2100" svg:viewBox="0 0 2101 3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14:14:14.579332385</meta:creation-date>
    <dc:date>2024-02-01T14:42:44.732430662</dc:date>
    <meta:editing-duration>PT7M36S</meta:editing-duration>
    <meta:editing-cycles>1</meta:editing-cycles>
    <meta:document-statistic meta:object-count="34"/>
    <meta:generator>LibreOffice/6.4.7.2$Linux_X86_64 LibreOffice_project/40$Build-2</meta:generator>
  </office:meta>
</office:document-meta>
</file>